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669000016E81FD63D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style:font-name="Arial Nova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Nova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5" style:family="paragraph" style:parent-style-name="Standard">
      <style:text-properties style:font-name="Arial Nova" fo:font-size="13pt" fo:language="fr" fo:country="F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 Nova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 Nova" fo:font-size="16pt" fo:language="fr" fo:country="FR" style:font-size-asian="16pt" style:font-size-complex="16pt"/>
    </style:style>
    <style:style style:name="P12" style:family="paragraph" style:parent-style-name="Standard">
      <style:text-properties style:font-name="Arial Nova" fo:font-size="18pt" fo:language="fr" fo:country="FR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T7" style:family="text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Arial Nova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per 58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1cm" svg:stroke-color="#000000" draw:marker-start-width="0.369cm" draw:marker-end-width="0.369cm" draw:fill="solid" draw:fill-color="#000000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000000" draw:marker-start-width="0.369cm" draw:marker-end-width="0.369cm" draw:fill="solid" draw:fill-color="#ffffff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000000" draw:marker-start-width="0.339cm" draw:marker-end-width="0.339cm" draw:fill="solid" draw:fill-color="#000000" draw:textarea-horizontal-align="justify" draw:textarea-vertical-align="middle" draw:auto-grow-height="false" fo:min-height="0cm" fo:min-width="0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1cm" svg:stroke-color="#000000" draw:marker-start-width="0.339cm" draw:marker-end-width="0.339cm" draw:fill="solid" draw:fill-color="#ffffff" draw:textarea-horizontal-align="justify" draw:textarea-vertical-align="middle" draw:auto-grow-height="false" fo:min-height="0cm" fo:min-width="0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3.358cm" svg:y="-0.714cm" svg:width="5.172cm" svg:height="5.36cm" draw:z-index="0"><draw:image xlink:href="Pictures/2000000700001669000016E81FD63D14.svm" xlink:type="simple" xlink:show="embed" xlink:actuate="onLoad"/></draw:frame>Jérémy Choisy</text:p>
      <text:p text:style-name="P4">La Bastide du Loup</text:p>
      <text:p text:style-name="P4">211 chemin de la carrière de Montmeuille</text:p>
      <text:p text:style-name="P4">06480 La Colle sur loup</text:p>
      <text:p text:style-name="P4">choisy.jeremy@gmail.com</text:p>
      <text:p text:style-name="P4">07.75.21.36.24</text:p>
      <text:p text:style-name="P4">D.O.B : 08.01.1992</text:p>
      <text:p text:style-name="P4">Driving License : B</text:p>
      <text:p text:style-name="P12"/>
      <text:p text:style-name="P11"><text:s/>Seeking a developement internship from the 13<text:span text:style-name="T10">th</text:span> of May to the 23<text:span text:style-name="T10">rd</text:span> <text:s text:c="5"/>of August 2019 and apprenticeship for the next two following years.</text:p>
      <text:p text:style-name="P11">International profile (2 years spent in Australia)</text:p>
      <text:p text:style-name="P3">Education </text:p>
      <text:p text:style-name="P9"><draw:line text:anchor-type="paragraph" draw:z-index="197" draw:style-name="gr5" draw:text-style-name="P14" svg:x1="-0.073cm" svg:y1="0.016cm" svg:x2="16.968cm" svg:y2="0.016cm"><text:p/></draw:line></text:p>
      <text:p text:style-name="P9"><text:span text:style-name="T9">2018<text:tab/><text:tab/> </text:span><text:s/>Bachelor degree (L3 MIAGE), University of Nice Sophia-Antipolis.</text:p>
      <text:p text:style-name="P9"><text:span text:style-name="T9">2010 - 2012</text:span>  <text:s text:c="2"/>2 years technical degree in Computer Science, University of Nice Sophia-<text:tab/><text:tab/> <text:s/>Antipolis.</text:p>
      <text:p text:style-name="P1"/>
      <text:p text:style-name="P2">Work experience</text:p>
      <text:p text:style-name="P6"><draw:line text:anchor-type="paragraph" draw:z-index="196" draw:style-name="gr5" draw:text-style-name="P14" svg:x1="-0.073cm" svg:y1="0.016cm" svg:x2="16.968cm" svg:y2="0.016cm"><text:p/></draw:line></text:p>
      <text:p text:style-name="P6">Since November 2018 <text:span text:style-name="T2">Technical consultant at Junior MIAGE Concept Nice : design and development of applications and websites for individuals and professionals.</text:span></text:p>
      <text:p text:style-name="P6">April – June 2012 <text:span text:style-name="T2">Development internship at Arkopharma : design and development of a schedule management application using VBA Excel.</text:span></text:p>
      <text:p text:style-name="P5"/>
      <text:p text:style-name="P5">Others :</text:p>
      <text:p text:style-name="P6">April 2018 <text:s/><text:span text:style-name="T2">Boundary Bend Estate (Australie) </text:span>: <text:s/><text:span text:style-name="T2">harvester driver / operator.</text:span></text:p>
      <text:p text:style-name="P6">January – April 2018 <text:s/><text:span text:style-name="T2">Select Harvest (Australie) : </text:span><text:span text:style-name="T4">stockpads manager / telehandler operator.</text:span></text:p>
      <text:p text:style-name="Standard"><text:span text:style-name="T6">November 2017 – January 2018 <text:s/></text:span><text:span text:style-name="T7">Géant Casino </text:span><text:span text:style-name="T8">: </text:span><text:span text:style-name="T7">warehouse worker.</text:span></text:p>
      <text:p text:style-name="P6">January – October 2017 <text:s/><text:span text:style-name="T2">Select Harvest</text:span><text:span text:style-name="T1"> </text:span><text:span text:style-name="T2">(Australie) : </text:span><text:span text:style-name="T4">stockpads manager / telehandler operator.</text:span></text:p>
      <text:p text:style-name="P6">February 2013 – December 2016 <text:s/><text:span text:style-name="T2">Mcdonald's : versatile employee</text:span><text:span text:style-name="T4">.</text:span></text:p>
      <text:p text:style-name="P7"/>
      <text:p text:style-name="P2">Skills</text:p>
      <text:p text:style-name="P6"><draw:line text:anchor-type="paragraph" draw:z-index="198" draw:style-name="gr5" draw:text-style-name="P14" svg:x1="-0.073cm" svg:y1="0.016cm" svg:x2="16.968cm" svg:y2="0.016cm"><text:p/></draw:line></text:p>
      <text:p text:style-name="P6">Programming languages</text:p>
      <text:p text:style-name="P6"><draw:custom-shape text:anchor-type="paragraph" draw:z-index="16" draw:style-name="gr1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2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1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1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2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1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1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1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1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1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1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style-name="gr4" draw:text-style-name="P13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4" draw:text-style-name="P13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4" draw:text-style-name="P13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3" draw:text-style-name="P13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3" draw:text-style-name="P13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4" draw:text-style-name="P13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style-name="gr4" draw:text-style-name="P13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style-name="gr4" draw:text-style-name="P13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3" draw:text-style-name="P13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3" draw:text-style-name="P13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3" draw:text-style-name="P13" svg:width="0.398cm" svg:height="0.371cm" svg:x="14.506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3" draw:text-style-name="P13" svg:width="0.398cm" svg:height="0.371cm" svg:x="13.977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style-name="gr4" draw:text-style-name="P13" svg:width="0.398cm" svg:height="0.371cm" svg:x="15.062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3" draw:text-style-name="P13" svg:width="0.398cm" svg:height="0.371cm" svg:x="13.421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3" draw:text-style-name="P13" svg:width="0.398cm" svg:height="0.371cm" svg:x="12.839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/>Algorithmic <text:tab/> <text:s text:c="12"/></text:span><text:span text:style-name="T1">C <text:s text:c="39"/></text:span><text:span text:style-name="T2">Object <text:s/></text:span><text:span text:style-name="T4">C++</text:span></text:p>
      <text:p text:style-name="P6"><draw:custom-shape text:anchor-type="paragraph" draw:z-index="31" draw:style-name="gr1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2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1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1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1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1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2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1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1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3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3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4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3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3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4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4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3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3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4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style-name="gr3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style-name="gr4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style-name="gr3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style-name="gr3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<text:tab/><text:tab/><text:tab/> <text:s/>VB<text:tab/><text:tab/><text:tab/><text:tab/><text:tab/> <text:s text:c="3"/></text:span><text:span text:style-name="T4">Java</text:span></text:p>
      <text:p text:style-name="P9"><draw:custom-shape text:anchor-type="paragraph" draw:z-index="46" draw:style-name="gr1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1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2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style-name="gr1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1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1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1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1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1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1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A</text:p>
      <text:p text:style-name="P10"><draw:custom-shape text:anchor-type="paragraph" draw:z-index="136" draw:style-name="gr3" draw:text-style-name="P13" svg:width="0.398cm" svg:height="0.371cm" svg:x="14.50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style-name="gr3" draw:text-style-name="P13" svg:width="0.398cm" svg:height="0.371cm" svg:x="13.977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style-name="gr4" draw:text-style-name="P13" svg:width="0.398cm" svg:height="0.371cm" svg:x="15.06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9" draw:style-name="gr3" draw:text-style-name="P13" svg:width="0.398cm" svg:height="0.371cm" svg:x="13.42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style-name="gr3" draw:text-style-name="P13" svg:width="0.398cm" svg:height="0.371cm" svg:x="12.839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style-name="gr4" draw:text-style-name="P13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style-name="gr4" draw:text-style-name="P13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4" draw:text-style-name="P13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3" draw:text-style-name="P13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3" draw:text-style-name="P13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style-name="gr4" draw:text-style-name="P13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style-name="gr3" draw:text-style-name="P13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4" draw:text-style-name="P13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3" draw:text-style-name="P13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style-name="gr3" draw:text-style-name="P13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/text:p>
      <text:p text:style-name="P6"><draw:custom-shape text:anchor-type="paragraph" draw:z-index="61" draw:style-name="gr1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1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style-name="gr1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1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2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1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1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1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2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1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1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System<text:tab/> <text:s text:c="12"/></text:span><text:span text:style-name="T4">Bash<text:tab/><text:tab/><text:tab/><text:tab/> <text:s/></text:span><text:span text:style-name="T2">Web <text:s text:c="3"/></text:span><text:span text:style-name="T4">HTML</text:span></text:p>
      <text:p text:style-name="P8"><draw:custom-shape text:anchor-type="paragraph" draw:z-index="76" draw:style-name="gr1" draw:text-style-name="P13" svg:width="0.398cm" svg:height="0.371cm" svg:x="7.548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1" draw:text-style-name="P13" svg:width="0.398cm" svg:height="0.371cm" svg:x="7.019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13" svg:width="0.398cm" svg:height="0.371cm" svg:x="8.10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1" draw:text-style-name="P13" svg:width="0.398cm" svg:height="0.371cm" svg:x="6.46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1" draw:text-style-name="P13" svg:width="0.398cm" svg:height="0.371cm" svg:x="5.881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2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1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style-name="gr1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1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1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3" draw:text-style-name="P13" svg:width="0.398cm" svg:height="0.371cm" svg:x="14.50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style-name="gr3" draw:text-style-name="P13" svg:width="0.398cm" svg:height="0.371cm" svg:x="13.977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style-name="gr4" draw:text-style-name="P13" svg:width="0.398cm" svg:height="0.371cm" svg:x="15.062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style-name="gr3" draw:text-style-name="P13" svg:width="0.398cm" svg:height="0.371cm" svg:x="13.42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style-name="gr3" draw:text-style-name="P13" svg:width="0.398cm" svg:height="0.371cm" svg:x="12.83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style-name="gr4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style-name="gr3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style-name="gr3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style-name="gr3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style-name="gr3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style-name="gr4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style-name="gr3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3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Script<text:tab/><text:tab/><text:tab/><text:tab/> <text:s text:c="2"/>PHP</text:p>
      <text:p text:style-name="P8"><draw:custom-shape text:anchor-type="paragraph" draw:z-index="166" draw:style-name="gr3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7" draw:style-name="gr3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4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3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3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1" draw:style-name="gr4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2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style-name="gr4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4" draw:style-name="gr3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5" draw:style-name="gr3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4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3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style-name="gr4" draw:text-style-name="P13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style-name="gr3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style-name="gr3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text:tab/><text:tab/><text:tab/><text:tab/><text:tab/><text:tab/><text:tab/><text:tab/> <text:s/>Javascript</text:p>
      <text:p text:style-name="P9"><draw:custom-shape text:anchor-type="paragraph" draw:z-index="105" draw:style-name="gr1" draw:text-style-name="P13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1" draw:text-style-name="P13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13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1" draw:text-style-name="P13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2" draw:text-style-name="P13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style-name="gr1" draw:text-style-name="P13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style-name="gr1" draw:text-style-name="P13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2" draw:text-style-name="P13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2" draw:text-style-name="P13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2" draw:text-style-name="P13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1" draw:text-style-name="P13" svg:width="0.398cm" svg:height="0.371cm" svg:x="5.85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1" draw:text-style-name="P13" svg:width="0.398cm" svg:height="0.371cm" svg:x="6.43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13" svg:width="0.398cm" svg:height="0.371cm" svg:x="8.0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1" draw:text-style-name="P13" svg:width="0.398cm" svg:height="0.371cm" svg:x="6.99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1" draw:text-style-name="P13" svg:width="0.398cm" svg:height="0.371cm" svg:x="7.5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style-name="gr3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3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style-name="gr4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style-name="gr3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style-name="gr3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style-name="gr4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style-name="gr4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9" draw:style-name="gr3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style-name="gr3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1" draw:style-name="gr4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2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3" draw:style-name="gr4" draw:text-style-name="P13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4" draw:style-name="gr3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5" draw:style-name="gr3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"> <text:s/></text:span><text:span text:style-name="T3">Data base <text:s text:c="14"/></text:span><text:span text:style-name="T5">MYSQL <text:s text:c="28"/></text:span><text:span text:style-name="T3">Mobile</text:span><text:span text:style-name="T5"> <text:s/>React Native </text:span></text:p>
      <text:p text:style-name="P7"/>
      <text:p text:style-name="P7">Languages</text:p>
      <text:p text:style-name="P6"><draw:custom-shape text:anchor-type="paragraph" draw:z-index="1" draw:style-name="gr1" draw:text-style-name="P13" svg:width="0.398cm" svg:height="0.371cm" svg:x="5.64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draw:text-style-name="P13" svg:width="0.398cm" svg:height="0.371cm" svg:x="5.114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draw:text-style-name="P13" svg:width="0.398cm" svg:height="0.371cm" svg:x="6.19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draw:text-style-name="P13" svg:width="0.398cm" svg:height="0.371cm" svg:x="4.55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draw:text-style-name="P13" svg:width="0.398cm" svg:height="0.371cm" svg:x="3.97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English</text:span><text:span text:style-name="T4"> <text:tab/><text:tab/> </text:span></text:p>
      <text:p text:style-name="P8"><draw:custom-shape text:anchor-type="paragraph" draw:z-index="6" draw:style-name="gr2" draw:text-style-name="P13" svg:width="0.398cm" svg:height="0.371cm" svg:x="5.67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3" svg:width="0.398cm" svg:height="0.371cm" svg:x="5.14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2" draw:text-style-name="P13" svg:width="0.398cm" svg:height="0.371cm" svg:x="6.23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1" draw:text-style-name="P13" svg:width="0.398cm" svg:height="0.371cm" svg:x="4.59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1" draw:text-style-name="P13" svg:width="0.398cm" svg:height="0.371cm" svg:x="4.01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<text:span text:style-name="T3">Spanish</text:span> <text:s text:c="15"/></text:p>
      <text:p text:style-name="P6"><draw:custom-shape text:anchor-type="paragraph" draw:z-index="11" draw:style-name="gr2" draw:text-style-name="P13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2" draw:text-style-name="P13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2" draw:text-style-name="P13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2" draw:text-style-name="P13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1" draw:text-style-name="P13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Japanese</text:span><text:span text:style-name="T4"><text:tab/><text:tab/> <text:s/></text:span></text:p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3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3T15:03:13.68</meta:creation-date>
    <dc:date>2018-11-14T17:43:03.56</dc:date>
    <meta:editing-duration>PT1H51M54S</meta:editing-duration>
    <meta:editing-cycles>12</meta:editing-cycles>
    <meta:generator>OpenOffice/4.1.5$Win32 OpenOffice.org_project/415m1$Build-9789</meta:generator>
    <meta:document-statistic meta:table-count="0" meta:image-count="1" meta:object-count="0" meta:page-count="2" meta:paragraph-count="36" meta:word-count="211" meta:character-count="1612"/>
  </office:meta>
</office:document-meta>
</file>